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17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2.663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3.13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otal Dmg</text:p>
          </table:table-cell>
          <table:table-cell table:style-name="ce1" office:value-type="string">
            <text:p>Phy Dmg</text:p>
          </table:table-cell>
          <table:table-cell table:style-name="ce1" office:value-type="string">
            <text:p>Magic Dmg</text:p>
          </table:table-cell>
          <table:table-cell table:style-name="ce1" office:value-type="string">
            <text:p>Fire Dmg</text:p>
          </table:table-cell>
          <table:table-cell table:style-name="ce1" office:value-type="string">
            <text:p>Water Dmg</text:p>
          </table:table-cell>
          <table:table-cell table:style-name="ce1" office:value-type="string">
            <text:p>Elec Dmg</text:p>
          </table:table-cell>
          <table:table-cell table:style-name="ce1" office:value-type="string">
            <text:p>Attackspeed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DPS</text:p>
          </table:table-cell>
          <table:table-cell table:style-name="ce1" office:value-type="string">
            <text:p>Shottype(Dmg-Radius)</text:p>
          </table:table-cell>
          <table:table-cell table:style-name="ce1" office:value-type="string">
            <text:p>Upgraded From</text:p>
          </table:table-cell>
          <table:table-cell table:style-name="ce1" office:value-type="string">
            <text:p>Goldcost(Main)</text:p>
          </table:table-cell>
          <table:table-cell table:style-name="ce1" office:value-type="string">
            <text:p>Woodcost(Main)</text:p>
          </table:table-cell>
          <table:table-cell table:style-name="ce1" office:value-type="string">
            <text:p>Stonecost(Main)</text:p>
          </table:table-cell>
          <table:table-cell table:style-name="ce1" office:value-type="string">
            <text:p>Ironcost(Main)</text:p>
          </table:table-cell>
          <table:table-cell table:style-name="ce1" office:value-type="string">
            <text:p>Watercost(Main)</text:p>
          </table:table-cell>
          <table:table-cell table:style-name="ce1" office:value-type="string">
            <text:p>Energycost(Main)</text:p>
          </table:table-cell>
          <table:table-cell table:style-name="ce1" office:value-type="string">
            <text:p>Foodcost(Main)</text:p>
          </table:table-cell>
          <table:table-cell table:style-name="ce1" table:number-columns-repeated="11"/>
        </table:table-row>
        <table:table-row table:style-name="ro1">
          <table:table-cell office:value-type="string">
            <text:p>Archer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350">
            <text:p>350</text:p>
          </table:table-cell>
          <table:table-cell table:formula="of:=[.B2]*[.H2]" office:value-type="float" office:value="15">
            <text:p>15</text:p>
          </table:table-cell>
          <table:table-cell office:value-type="string">
            <text:p>Single</text:p>
          </table:table-cell>
          <table:table-cell office:value-type="string">
            <text:p>Base</text:p>
          </table:table-cell>
          <table:table-cell table:number-columns-repeated="2" office:value-type="string">
            <text:p>5(1)</text:p>
          </table:table-cell>
          <table:table-cell office:value-type="string">
            <text:p>1(0)</text:p>
          </table:table-cell>
          <table:table-cell table:number-columns-repeated="3" office:value-type="string">
            <text:p>0(0)</text:p>
          </table:table-cell>
          <table:table-cell office:value-type="string">
            <text:p>0(1)</text:p>
          </table:table-cell>
          <table:table-cell table:number-columns-repeated="11"/>
        </table:table-row>
        <table:table-row table:style-name="ro1">
          <table:table-cell office:value-type="string">
            <text:p>Catapult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400">
            <text:p>400</text:p>
          </table:table-cell>
          <table:table-cell table:formula="of:=[.B3]*[.H3]" office:value-type="float" office:value="6">
            <text:p>6</text:p>
          </table:table-cell>
          <table:table-cell office:value-type="string">
            <text:p>Aoe(200)</text:p>
          </table:table-cell>
          <table:table-cell office:value-type="string">
            <text:p>Base</text:p>
          </table:table-cell>
          <table:table-cell office:value-type="string">
            <text:p>5(1)</text:p>
          </table:table-cell>
          <table:table-cell office:value-type="string">
            <text:p>5(0)</text:p>
          </table:table-cell>
          <table:table-cell office:value-type="string">
            <text:p>5(2)</text:p>
          </table:table-cell>
          <table:table-cell table:number-columns-repeated="3" office:value-type="string">
            <text:p>0(0)</text:p>
          </table:table-cell>
          <table:table-cell office:value-type="string">
            <text:p>0(1)</text:p>
          </table:table-cell>
          <table:table-cell table:number-columns-repeated="11"/>
        </table:table-row>
        <table:table-row table:style-name="ro1">
          <table:table-cell office:value-type="string">
            <text:p>M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formula="of:=[.B4]*[.H4]" office:value-type="float" office:value="20">
            <text:p>20</text:p>
          </table:table-cell>
          <table:table-cell office:value-type="string">
            <text:p>Single</text:p>
          </table:table-cell>
          <table:table-cell office:value-type="string">
            <text:p>Base</text:p>
          </table:table-cell>
          <table:table-cell office:value-type="string">
            <text:p>15(3)</text:p>
          </table:table-cell>
          <table:table-cell office:value-type="string">
            <text:p>0(0)</text:p>
          </table:table-cell>
          <table:table-cell office:value-type="string">
            <text:p>5(0)</text:p>
          </table:table-cell>
          <table:table-cell office:value-type="string">
            <text:p>1(0)</text:p>
          </table:table-cell>
          <table:table-cell table:number-columns-repeated="2" office:value-type="string">
            <text:p>0(0)</text:p>
          </table:table-cell>
          <table:table-cell office:value-type="string">
            <text:p>0(1)</text:p>
          </table:table-cell>
          <table:table-cell table:number-columns-repeated="11"/>
        </table:table-row>
        <table:table-row table:style-name="ro1">
          <table:table-cell office:value-type="string">
            <text:p>Water Mage</text:p>
          </table:table-cell>
          <table:table-cell table:formula="of:=SUM([.C5:.G5])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formula="of:=[.B5]*[.H5]" office:value-type="float" office:value="25">
            <text:p>25</text:p>
          </table:table-cell>
          <table:table-cell office:value-type="string">
            <text:p>Single</text:p>
          </table:table-cell>
          <table:table-cell office:value-type="string">
            <text:p>Mage</text:p>
          </table:table-cell>
          <table:table-cell office:value-type="string">
            <text:p>20(4)</text:p>
          </table:table-cell>
          <table:table-cell office:value-type="string">
            <text:p>0(0)</text:p>
          </table:table-cell>
          <table:table-cell office:value-type="string">
            <text:p>5(0)</text:p>
          </table:table-cell>
          <table:table-cell office:value-type="string">
            <text:p>1(0)</text:p>
          </table:table-cell>
          <table:table-cell office:value-type="string">
            <text:p>5(1)</text:p>
          </table:table-cell>
          <table:table-cell office:value-type="string">
            <text:p>0(0)</text:p>
          </table:table-cell>
          <table:table-cell office:value-type="string">
            <text:p>0(1)</text:p>
          </table:table-cell>
          <table:table-cell table:number-columns-repeated="11"/>
        </table:table-row>
        <table:table-row table:style-name="ro1">
          <table:table-cell office:value-type="string">
            <text:p>Fire Archer</text:p>
          </table:table-cell>
          <table:table-cell table:formula="of:=SUM([.C6:.G6])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350">
            <text:p>350</text:p>
          </table:table-cell>
          <table:table-cell table:formula="of:=[.B6]*[.H6]" office:value-type="float" office:value="30">
            <text:p>30</text:p>
          </table:table-cell>
          <table:table-cell office:value-type="string">
            <text:p>Single</text:p>
          </table:table-cell>
          <table:table-cell office:value-type="string">
            <text:p>Archer</text:p>
          </table:table-cell>
          <table:table-cell office:value-type="string">
            <text:p>10(2)</text:p>
          </table:table-cell>
          <table:table-cell office:value-type="string">
            <text:p>5(1)</text:p>
          </table:table-cell>
          <table:table-cell office:value-type="string">
            <text:p>1(1)</text:p>
          </table:table-cell>
          <table:table-cell table:number-columns-repeated="3" office:value-type="string">
            <text:p>0(0)</text:p>
          </table:table-cell>
          <table:table-cell office:value-type="string">
            <text:p>0(1)</text:p>
          </table:table-cell>
          <table:table-cell table:number-columns-repeated="11"/>
        </table:table-row>
        <table:table-row table:style-name="ro1">
          <table:table-cell/>
          <table:table-cell table:formula="of:=SUM([.C7:.G7])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formula="of:=[.B7]*[.H7]" office:value-type="float" office:value="0">
            <text:p>0</text:p>
          </table:table-cell>
          <table:table-cell table:number-columns-repeated="2"/>
          <table:table-cell table:number-columns-repeated="7" office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8:.G8])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formula="of:=[.B8]*[.H8]" office:value-type="float" office:value="0">
            <text:p>0</text:p>
          </table:table-cell>
          <table:table-cell table:number-columns-repeated="2"/>
          <table:table-cell table:number-columns-repeated="7" office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9:.G9])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formula="of:=[.B9]*[.H9]" office:value-type="float" office:value="0">
            <text:p>0</text:p>
          </table:table-cell>
          <table:table-cell table:number-columns-repeated="2"/>
          <table:table-cell table:number-columns-repeated="7" office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0:.G10])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formula="of:=[.B10]*[.H10]" office:value-type="float" office:value="0">
            <text:p>0</text:p>
          </table:table-cell>
          <table:table-cell table:number-columns-repeated="2"/>
          <table:table-cell table:number-columns-repeated="7" office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1:.G11])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formula="of:=[.B11]*[.H11]" office:value-type="float" office:value="0">
            <text:p>0</text:p>
          </table:table-cell>
          <table:table-cell table:number-columns-repeated="2"/>
          <table:table-cell table:number-columns-repeated="7" office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2:.G12])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formula="of:=[.B12]*[.H12]" office:value-type="float" office:value="0">
            <text:p>0</text:p>
          </table:table-cell>
          <table:table-cell table:number-columns-repeated="2"/>
          <table:table-cell table:number-columns-repeated="7" office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3:.G13])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formula="of:=[.B13]*[.H13]" office:value-type="float" office:value="0">
            <text:p>0</text:p>
          </table:table-cell>
          <table:table-cell table:number-columns-repeated="2"/>
          <table:table-cell table:number-columns-repeated="7" office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4:.G14])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formula="of:=[.B14]*[.H14]" office:value-type="float" office:value="0">
            <text:p>0</text:p>
          </table:table-cell>
          <table:table-cell table:number-columns-repeated="2"/>
          <table:table-cell table:number-columns-repeated="7" office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5:.G15])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formula="of:=[.B15]*[.H15]" office:value-type="float" office:value="0">
            <text:p>0</text:p>
          </table:table-cell>
          <table:table-cell table:number-columns-repeated="2"/>
          <table:table-cell table:number-columns-repeated="7" office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6:.G16])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formula="of:=[.B16]*[.H16]" office:value-type="float" office:value="0">
            <text:p>0</text:p>
          </table:table-cell>
          <table:table-cell table:number-columns-repeated="2"/>
          <table:table-cell table:number-columns-repeated="7" office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7:.G17])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formula="of:=[.B17]*[.H17]" office:value-type="float" office:value="0">
            <text:p>0</text:p>
          </table:table-cell>
          <table:table-cell table:number-columns-repeated="2"/>
          <table:table-cell table:number-columns-repeated="7" office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8:.G18])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formula="of:=[.B18]*[.H18]" office:value-type="float" office:value="0">
            <text:p>0</text:p>
          </table:table-cell>
          <table:table-cell table:number-columns-repeated="2"/>
          <table:table-cell table:number-columns-repeated="7" office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9:.G19])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formula="of:=[.B19]*[.H19]" office:value-type="float" office:value="0">
            <text:p>0</text:p>
          </table:table-cell>
          <table:table-cell table:number-columns-repeated="2"/>
          <table:table-cell table:number-columns-repeated="7" office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0:.G20])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formula="of:=[.B20]*[.H20]" office:value-type="float" office:value="0">
            <text:p>0</text:p>
          </table:table-cell>
          <table:table-cell table:number-columns-repeated="2"/>
          <table:table-cell table:number-columns-repeated="7" office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1:.G21])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formula="of:=[.B21]*[.H21]" office:value-type="float" office:value="0">
            <text:p>0</text:p>
          </table:table-cell>
          <table:table-cell table:number-columns-repeated="2"/>
          <table:table-cell table:number-columns-repeated="7" office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2:.G22])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formula="of:=[.B22]*[.H22]" office:value-type="float" office:value="0">
            <text:p>0</text:p>
          </table:table-cell>
          <table:table-cell table:number-columns-repeated="2"/>
          <table:table-cell table:number-columns-repeated="7" office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3:.G23])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formula="of:=[.B23]*[.H23]" office:value-type="float" office:value="0">
            <text:p>0</text:p>
          </table:table-cell>
          <table:table-cell table:number-columns-repeated="2"/>
          <table:table-cell table:number-columns-repeated="7" office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4:.G24])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formula="of:=[.B24]*[.H24]" office:value-type="float" office:value="0">
            <text:p>0</text:p>
          </table:table-cell>
          <table:table-cell table:number-columns-repeated="2"/>
          <table:table-cell table:number-columns-repeated="7" office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5:.G25])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formula="of:=[.B25]*[.H25]" office:value-type="float" office:value="0">
            <text:p>0</text:p>
          </table:table-cell>
          <table:table-cell table:number-columns-repeated="2"/>
          <table:table-cell table:number-columns-repeated="7" office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6:.G26])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formula="of:=[.B26]*[.H26]" office:value-type="float" office:value="0">
            <text:p>0</text:p>
          </table:table-cell>
          <table:table-cell table:number-columns-repeated="2"/>
          <table:table-cell table:number-columns-repeated="7" office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7:.G27])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formula="of:=[.B27]*[.H27]" office:value-type="float" office:value="0">
            <text:p>0</text:p>
          </table:table-cell>
          <table:table-cell table:number-columns-repeated="2"/>
          <table:table-cell table:number-columns-repeated="7" office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8:.G28])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formula="of:=[.B28]*[.H28]" office:value-type="float" office:value="0">
            <text:p>0</text:p>
          </table:table-cell>
          <table:table-cell table:number-columns-repeated="2"/>
          <table:table-cell table:number-columns-repeated="7" office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9:.G29])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formula="of:=[.B29]*[.H29]" office:value-type="float" office:value="0">
            <text:p>0</text:p>
          </table:table-cell>
          <table:table-cell table:number-columns-repeated="2"/>
          <table:table-cell table:number-columns-repeated="7" office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30:.G30])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formula="of:=[.B30]*[.H30]" office:value-type="float" office:value="0">
            <text:p>0</text:p>
          </table:table-cell>
          <table:table-cell table:number-columns-repeated="2"/>
          <table:table-cell table:number-columns-repeated="7" office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31:.G31])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formula="of:=[.B31]*[.H31]" office:value-type="float" office:value="0">
            <text:p>0</text:p>
          </table:table-cell>
          <table:table-cell table:number-columns-repeated="2"/>
          <table:table-cell table:number-columns-repeated="7" office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32:.G32])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formula="of:=[.B32]*[.H32]" office:value-type="float" office:value="0">
            <text:p>0</text:p>
          </table:table-cell>
          <table:table-cell table:number-columns-repeated="2"/>
          <table:table-cell table:number-columns-repeated="7" office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/>
          <table:table-cell table:number-columns-repeated="7" office:value-type="float" office:value="0">
            <text:p>0</text:p>
          </table:table-cell>
          <table:table-cell table:formula="of:=[.B33]*[.H33]" office:value-type="float" office:value="0">
            <text:p>0</text:p>
          </table:table-cell>
          <table:table-cell table:number-columns-repeated="2"/>
          <table:table-cell table:number-columns-repeated="7" office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/>
          <table:table-cell table:number-columns-repeated="7" office:value-type="float" office:value="0">
            <text:p>0</text:p>
          </table:table-cell>
          <table:table-cell table:formula="of:=[.B34]*[.H34]" office:value-type="float" office:value="0">
            <text:p>0</text:p>
          </table:table-cell>
          <table:table-cell table:number-columns-repeated="2"/>
          <table:table-cell table:number-columns-repeated="7" office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/>
          <table:table-cell table:number-columns-repeated="7" office:value-type="float" office:value="0">
            <text:p>0</text:p>
          </table:table-cell>
          <table:table-cell table:formula="of:=[.B35]*[.H35]" office:value-type="float" office:value="0">
            <text:p>0</text:p>
          </table:table-cell>
          <table:table-cell table:number-columns-repeated="2"/>
          <table:table-cell table:number-columns-repeated="7" office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/>
          <table:table-cell table:number-columns-repeated="5"/>
          <table:table-cell/>
          <table:table-cell/>
          <table:table-cell table:formula="of:=[.B36]*[.H36]" office:value-type="float" office:value="0">
            <text:p>0</text:p>
          </table:table-cell>
          <table:table-cell table:number-columns-repeated="20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8.05.2019</text:date>, <text:time>00:15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Jensch</meta:initial-creator>
    <meta:creation-date>2019-05-06T21:07:13.92</meta:creation-date>
    <meta:generator>OpenOffice/4.1.0$Win32 OpenOffice.org_project/410m18$Build-9764</meta:generator>
    <dc:date>2019-05-08T00:15:12.43</dc:date>
    <dc:creator>Oliver Jensch</dc:creator>
    <meta:editing-duration>PT11H59M28S</meta:editing-duration>
    <meta:editing-cycles>2</meta:editing-cycles>
    <meta:document-statistic meta:table-count="3" meta:cell-count="581" meta:object-count="0"/>
  </office:meta>
</office:document-meta>
</file>